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TableColumn3" style:family="table-column">
      <style:table-column-properties style:column-width="0.1972in" style:use-optimal-column-width="false"/>
    </style:style>
    <style:style style:name="TableColumn4" style:family="table-column">
      <style:table-column-properties style:column-width="2.1652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0.443in" style:use-optimal-column-width="false"/>
    </style:style>
    <style:style style:name="TableColumn7" style:family="table-column">
      <style:table-column-properties style:column-width="0.443in" style:use-optimal-column-width="false"/>
    </style:style>
    <style:style style:name="TableColumn8" style:family="table-column">
      <style:table-column-properties style:column-width="0.5902in" style:use-optimal-column-width="false"/>
    </style:style>
    <style:style style:name="TableColumn9" style:family="table-column">
      <style:table-column-properties style:column-width="2.1659in" style:use-optimal-column-width="false"/>
    </style:style>
    <style:style style:name="TableColumn10" style:family="table-column">
      <style:table-column-properties style:column-width="0.1972in" style:use-optimal-column-width="false"/>
    </style:style>
    <style:style style:name="Table2" style:family="table">
      <style:table-properties style:width="6.7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1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18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0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Cell2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7.5pt" style:font-size-asian="7.5pt" style:font-size-complex="7.5pt" style:language-asian="en" style:country-asian="AU"/>
    </style:style>
    <style:style style:name="TableCell26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7.5pt" style:font-size-asian="7.5pt" style:font-size-complex="7.5pt" style:language-asian="en" style:country-asian="AU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end" fo:margin-bottom="0in" fo:line-height="100%"/>
    </style:style>
    <style:style style:name="T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46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48" style:family="table-row">
      <style:table-row-properties style:use-optimal-row-height="false"/>
    </style:style>
    <style:style style:name="P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63" style:family="table-row">
      <style:table-row-properties style:use-optimal-row-height="false"/>
    </style:style>
    <style:style style:name="P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93" style:family="table-row">
      <style:table-row-properties style:use-optimal-row-height="false"/>
    </style:style>
    <style:style style:name="P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07" style:family="table-row">
      <style:table-row-properties style:use-optimal-row-height="false"/>
    </style:style>
    <style:style style:name="P1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1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2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paragraph-properties fo:text-align="end" fo:margin-bottom="0in" fo:line-height="100%"/>
    </style:style>
    <style:style style:name="T139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text-align="end" fo:margin-bottom="0in" fo:line-height="100%"/>
    </style:style>
    <style:style style:name="T145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14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4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69" style:family="table-row">
      <style:table-row-properties style:use-optimal-row-height="false"/>
    </style:style>
    <style:style style:name="P1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183" style:family="table-row">
      <style:table-row-properties style:use-optimal-row-height="false"/>
    </style:style>
    <style:style style:name="P1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end" fo:margin-bottom="0in" fo:line-height="100%"/>
    </style:style>
    <style:style style:name="T1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1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1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1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1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1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0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14" style:family="table-row">
      <style:table-row-properties style:use-optimal-row-height="false"/>
    </style:style>
    <style:style style:name="P2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1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3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40" style:family="table-row">
      <style:table-row-properties style:use-optimal-row-height="false"/>
    </style:style>
    <style:style style:name="P2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53" style:family="table-row">
      <style:table-row-properties style:use-optimal-row-height="false"/>
    </style:style>
    <style:style style:name="P2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66" style:family="table-row">
      <style:table-row-properties style:use-optimal-row-height="false"/>
    </style:style>
    <style:style style:name="P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79" style:family="table-row">
      <style:table-row-properties style:use-optimal-row-height="false"/>
    </style:style>
    <style:style style:name="P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2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292" style:family="table-row">
      <style:table-row-properties style:use-optimal-row-height="false"/>
    </style:style>
    <style:style style:name="P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2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2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2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05" style:family="table-row">
      <style:table-row-properties style:use-optimal-row-height="false"/>
    </style:style>
    <style:style style:name="P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0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end" fo:margin-bottom="0in" fo:line-height="100%"/>
    </style:style>
    <style:style style:name="T30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3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TableCell3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1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6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7.5pt" style:font-size-asian="7.5pt" style:font-size-complex="7.5pt" style:language-asian="en" style:country-asian="AU"/>
    </style:style>
    <style:style style:name="TableCell3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Cell32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7.5pt" style:font-size-asian="7.5pt" style:font-size-complex="7.5pt" style:language-asian="en" style:country-asian="AU"/>
    </style:style>
    <style:style style:name="P3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7.5pt" style:font-size-asian="7.5pt" style:font-size-complex="7.5pt" style:language-asian="en" style:country-asian="AU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7" style:parent-style-name="Normal" style:family="paragraph">
      <style:paragraph-properties fo:text-align="end" fo:margin-bottom="0in" fo:line-height="100%"/>
    </style:style>
    <style:style style:name="T3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2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41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43" style:family="table-row">
      <style:table-row-properties style:use-optimal-row-height="false"/>
    </style:style>
    <style:style style:name="P3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6" style:parent-style-name="Normal" style:family="paragraph">
      <style:paragraph-properties fo:text-align="end" fo:margin-bottom="0in" fo:line-height="100%"/>
    </style:style>
    <style:style style:name="T34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3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61" style:family="table-row">
      <style:table-row-properties style:use-optimal-row-height="false"/>
    </style:style>
    <style:style style:name="P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76" style:family="table-row">
      <style:table-row-properties style:use-optimal-row-height="false"/>
    </style:style>
    <style:style style:name="P3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3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3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39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39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04" style:family="table-row">
      <style:table-row-properties style:use-optimal-row-height="false"/>
    </style:style>
    <style:style style:name="P4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0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32" style:family="table-row">
      <style:table-row-properties style:use-optimal-row-height="false"/>
    </style:style>
    <style:style style:name="P4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46" style:family="table-row">
      <style:table-row-properties style:use-optimal-row-height="false"/>
    </style:style>
    <style:style style:name="P4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60" style:family="table-row">
      <style:table-row-properties style:use-optimal-row-height="false"/>
    </style:style>
    <style:style style:name="P4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74" style:family="table-row">
      <style:table-row-properties style:use-optimal-row-height="false"/>
    </style:style>
    <style:style style:name="P4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4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4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489" style:family="table-row">
      <style:table-row-properties style:use-optimal-row-height="false"/>
    </style:style>
    <style:style style:name="P4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text-align="end" fo:margin-bottom="0in" fo:line-height="100%"/>
    </style:style>
    <style:style style:name="T4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49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TableCell49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49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7.5pt" style:font-size-asian="7.5pt" style:font-size-complex="7.5pt" style:language-asian="en" style:country-asian="AU"/>
    </style:style>
    <style:style style:name="TableCell50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Cell50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7.5pt" style:font-size-asian="7.5pt" style:font-size-complex="7.5pt" style:language-asian="en" style:country-asian="AU"/>
    </style:style>
    <style:style style:name="P5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7.5pt" style:font-size-asian="7.5pt" style:font-size-complex="7.5pt" style:language-asian="en" style:country-asian="AU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24" style:family="table-row">
      <style:table-row-properties style:use-optimal-row-height="false"/>
    </style:style>
    <style:style style:name="P5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39" style:family="table-row">
      <style:table-row-properties style:use-optimal-row-height="false"/>
    </style:style>
    <style:style style:name="P5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54" style:family="table-row">
      <style:table-row-properties style:use-optimal-row-height="false"/>
    </style:style>
    <style:style style:name="P5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67" style:family="table-row">
      <style:table-row-properties style:use-optimal-row-height="false"/>
    </style:style>
    <style:style style:name="P5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56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end" fo:margin-bottom="0in" fo:line-height="100%"/>
    </style:style>
    <style:style style:name="T57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5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5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5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5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5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5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09" style:family="table-row">
      <style:table-row-properties style:use-optimal-row-height="false"/>
    </style:style>
    <style:style style:name="P6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TableCell61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Cell614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6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7.5pt" style:font-size-asian="7.5pt" style:font-size-complex="7.5pt" style:language-asian="en" style:country-asian="AU"/>
    </style:style>
    <style:style style:name="TableCell61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7.5pt" style:font-size-asian="7.5pt" style:font-size-complex="7.5pt" style:language-asian="en" style:country-asian="AU"/>
    </style:style>
    <style:style style:name="P6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7.5pt" style:font-size-asian="7.5pt" style:font-size-complex="7.5pt" style:language-asian="en" style:country-asian="AU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3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39" style:family="table-row">
      <style:table-row-properties style:use-optimal-row-height="false"/>
    </style:style>
    <style:style style:name="P6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4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4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52" style:family="table-row">
      <style:table-row-properties style:use-optimal-row-height="false"/>
    </style:style>
    <style:style style:name="P6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65" style:family="table-row">
      <style:table-row-properties style:use-optimal-row-height="false"/>
    </style:style>
    <style:style style:name="P6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78" style:family="table-row">
      <style:table-row-properties style:use-optimal-row-height="false"/>
    </style:style>
    <style:style style:name="P6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8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68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6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693" style:family="table-row">
      <style:table-row-properties style:use-optimal-row-height="false"/>
    </style:style>
    <style:style style:name="P6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6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6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08" style:family="table-row">
      <style:table-row-properties style:use-optimal-row-height="false"/>
    </style:style>
    <style:style style:name="P7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23" style:family="table-row">
      <style:table-row-properties style:use-optimal-row-height="false"/>
    </style:style>
    <style:style style:name="P7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38" style:family="table-row">
      <style:table-row-properties style:use-optimal-row-height="false"/>
    </style:style>
    <style:style style:name="P7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1" style:parent-style-name="Normal" style:family="paragraph">
      <style:paragraph-properties fo:text-align="end" fo:margin-bottom="0in" fo:line-height="100%"/>
    </style:style>
    <style:style style:name="T74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4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4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4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56" style:family="table-row">
      <style:table-row-properties style:use-optimal-row-height="false"/>
    </style:style>
    <style:style style:name="P7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5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59" style:parent-style-name="Normal" style:family="paragraph">
      <style:paragraph-properties fo:text-align="end" fo:margin-bottom="0in" fo:line-height="100%"/>
    </style:style>
    <style:style style:name="T76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76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TableCell76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6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7.5pt" style:font-size-asian="7.5pt" style:font-size-complex="7.5pt" style:language-asian="en" style:country-asian="AU"/>
    </style:style>
    <style:style style:name="TableCell76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Cell77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7.5pt" style:font-size-asian="7.5pt" style:font-size-complex="7.5pt" style:language-asian="en" style:country-asian="AU"/>
    </style:style>
    <style:style style:name="P7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7.5pt" style:font-size-asian="7.5pt" style:font-size-complex="7.5pt" style:language-asian="en" style:country-asian="AU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89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7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79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79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04" style:family="table-row">
      <style:table-row-properties style:use-optimal-row-height="false"/>
    </style:style>
    <style:style style:name="P8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0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0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17" style:family="table-row">
      <style:table-row-properties style:use-optimal-row-height="false"/>
    </style:style>
    <style:style style:name="P8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30" style:family="table-row">
      <style:table-row-properties style:use-optimal-row-height="false"/>
    </style:style>
    <style:style style:name="P8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3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43" style:family="table-row">
      <style:table-row-properties style:use-optimal-row-height="false"/>
    </style:style>
    <style:style style:name="P8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56" style:family="table-row">
      <style:table-row-properties style:use-optimal-row-height="false"/>
    </style:style>
    <style:style style:name="P8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69" style:family="table-row">
      <style:table-row-properties style:use-optimal-row-height="false"/>
    </style:style>
    <style:style style:name="P8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882" style:family="table-row">
      <style:table-row-properties style:use-optimal-row-height="false"/>
    </style:style>
    <style:style style:name="P88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5" style:parent-style-name="Normal" style:family="paragraph">
      <style:paragraph-properties fo:text-align="end" fo:margin-bottom="0in" fo:line-height="100%"/>
    </style:style>
    <style:style style:name="T88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Row901" style:family="table-row">
      <style:table-row-properties style:use-optimal-row-height="false"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7.5pt" style:font-size-asian="7.5pt" style:font-size-complex="7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7.5pt" style:font-size-asian="7.5pt" style:font-size-complex="7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7.5pt" style:font-size-asian="7.5pt" style:font-size-complex="7.5pt" style:language-asian="en" style:country-asian="AU"/>
    </style:style>
    <style:style style:name="P919" style:parent-style-name="Normal" style:family="paragraph">
      <style:text-properties style:font-name="Lucida Sans" style:font-name-complex="Cascadia Code SemiLight" fo:font-size="8pt" style:font-size-asian="8pt" style:font-size-complex="8pt"/>
    </style:style>
  </office:automatic-styles>
  <office:body>
    <office:text text:use-soft-page-breaks="true">
      <text:p text:style-name="P1">Project Carbon — JC<text:s/>Series<text:s/>Bu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P15">Description</text:p>
            </table:table-cell>
            <table:table-cell table:style-name="TableCell16">
              <text:p text:style-name="P17">Pin</text:p>
            </table:table-cell>
            <table:table-cell table:style-name="TableCell18">
              <text:p text:style-name="P19">B</text:p>
            </table:table-cell>
            <table:table-cell table:style-name="TableCell20">
              <text:p text:style-name="P21">A</text:p>
            </table:table-cell>
            <table:table-cell table:style-name="TableCell22">
              <text:p text:style-name="P23">Pin</text:p>
            </table:table-cell>
            <table:table-cell table:style-name="TableCell24">
              <text:p text:style-name="P25">Description</text:p>
            </table:table-cell>
            <table:table-cell table:style-name="TableCell26">
              <text:p text:style-name="P27"/>
            </table:table-cell>
          </table:table-row>
        </table:table-header-rows>
        <table:table-row table:style-name="TableRow28">
          <table:table-cell table:style-name="TableCell29" table:number-rows-spanned="20">
            <text:p text:style-name="P30">JC-40 (Standard)</text:p>
          </table:table-cell>
          <table:table-cell table:style-name="TableCell31">
            <text:p text:style-name="P32"><text:span text:style-name="T33">+5</text:span><text:span text:style-name="T34"> </text:span><text:span text:style-name="T35">V DC power</text:span></text:p>
          </table:table-cell>
          <table:table-cell table:style-name="TableCell36">
            <text:p text:style-name="P37">+5V</text:p>
          </table:table-cell>
          <table:table-cell table:style-name="TableCell38">
            <text:p text:style-name="P39">B1</text:p>
          </table:table-cell>
          <table:table-cell table:style-name="TableCell40">
            <text:p text:style-name="P41">A1</text:p>
          </table:table-cell>
          <table:table-cell table:style-name="TableCell42">
            <text:p text:style-name="P43">GND</text:p>
          </table:table-cell>
          <table:table-cell table:style-name="TableCell44">
            <text:p text:style-name="P45">Ground</text:p>
          </table:table-cell>
          <table:table-cell table:style-name="TableCell46" table:number-rows-spanned="20">
            <text:p text:style-name="P47">JC-40 (Standard)</text:p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Machine cycle 1 indicator</text:p>
          </table:table-cell>
          <table:table-cell table:style-name="TableCell52">
            <text:p text:style-name="P53">/M1</text:p>
          </table:table-cell>
          <table:table-cell table:style-name="TableCell54">
            <text:p text:style-name="P55">B2</text:p>
          </table:table-cell>
          <table:table-cell table:style-name="TableCell56">
            <text:p text:style-name="P57">A2</text:p>
          </table:table-cell>
          <table:table-cell table:style-name="TableCell58">
            <text:p text:style-name="P59">/RESET</text:p>
          </table:table-cell>
          <table:table-cell table:style-name="TableCell60">
            <text:p text:style-name="P61">Primary reset</text:p>
          </table:table-cell>
          <table:covered-table-cell>
            <text:p text:style-name="P62"/>
          </table:covered-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Interrupt request</text:p>
          </table:table-cell>
          <table:table-cell table:style-name="TableCell67">
            <text:p text:style-name="P68">/INT</text:p>
          </table:table-cell>
          <table:table-cell table:style-name="TableCell69">
            <text:p text:style-name="P70">B3</text:p>
          </table:table-cell>
          <table:table-cell table:style-name="TableCell71">
            <text:p text:style-name="P72">A3</text:p>
          </table:table-cell>
          <table:table-cell table:style-name="TableCell73">
            <text:p text:style-name="P74">CLK</text:p>
          </table:table-cell>
          <table:table-cell table:style-name="TableCell75">
            <text:p text:style-name="P76">Primary clock</text:p>
          </table:table-cell>
          <table:covered-table-cell>
            <text:p text:style-name="P77"/>
          </table:covered-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Memory request</text:p>
          </table:table-cell>
          <table:table-cell table:style-name="TableCell82">
            <text:p text:style-name="P83">/MREQ</text:p>
          </table:table-cell>
          <table:table-cell table:style-name="TableCell84">
            <text:p text:style-name="P85">B4</text:p>
          </table:table-cell>
          <table:table-cell table:style-name="TableCell86">
            <text:p text:style-name="P87">A4</text:p>
          </table:table-cell>
          <table:table-cell table:style-name="TableCell88">
            <text:p text:style-name="P89">A0</text:p>
          </table:table-cell>
          <table:table-cell table:style-name="TableCell90" table:number-rows-spanned="16">
            <text:p text:style-name="P91">16-bit address bus</text:p>
          </table:table-cell>
          <table:covered-table-cell>
            <text:p text:style-name="P92"/>
          </table:covered-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>I/O request</text:p>
          </table:table-cell>
          <table:table-cell table:style-name="TableCell97">
            <text:p text:style-name="P98">/IORQ</text:p>
          </table:table-cell>
          <table:table-cell table:style-name="TableCell99">
            <text:p text:style-name="P100">B5</text:p>
          </table:table-cell>
          <table:table-cell table:style-name="TableCell101">
            <text:p text:style-name="P102">A5</text:p>
          </table:table-cell>
          <table:table-cell table:style-name="TableCell103">
            <text:p text:style-name="P104">A1</text:p>
          </table:table-cell>
          <table:covered-table-cell>
            <text:p text:style-name="P105"/>
          </table:covered-table-cell>
          <table:covered-table-cell>
            <text:p text:style-name="P106"/>
          </table:covered-table-cell>
        </table:table-row>
        <table:table-row table:style-name="TableRow107">
          <table:covered-table-cell>
            <text:p text:style-name="P108"/>
          </table:covered-table-cell>
          <table:table-cell table:style-name="TableCell109">
            <text:p text:style-name="P110">Write strobe</text:p>
          </table:table-cell>
          <table:table-cell table:style-name="TableCell111">
            <text:p text:style-name="P112">/WR</text:p>
          </table:table-cell>
          <table:table-cell table:style-name="TableCell113">
            <text:p text:style-name="P114">B6</text:p>
          </table:table-cell>
          <table:table-cell table:style-name="TableCell115">
            <text:p text:style-name="P116">A6</text:p>
          </table:table-cell>
          <table:table-cell table:style-name="TableCell117">
            <text:p text:style-name="P118">A2</text:p>
          </table:table-cell>
          <table:covered-table-cell>
            <text:p text:style-name="P119"/>
          </table:covered-table-cell>
          <table:covered-table-cell>
            <text:p text:style-name="P120"/>
          </table:covered-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Read strobe</text:p>
          </table:table-cell>
          <table:table-cell table:style-name="TableCell125">
            <text:p text:style-name="P126">/RD</text:p>
          </table:table-cell>
          <table:table-cell table:style-name="TableCell127">
            <text:p text:style-name="P128">B7</text:p>
          </table:table-cell>
          <table:table-cell table:style-name="TableCell129">
            <text:p text:style-name="P130">A7</text:p>
          </table:table-cell>
          <table:table-cell table:style-name="TableCell131">
            <text:p text:style-name="P132">A3</text:p>
          </table:table-cell>
          <table:covered-table-cell>
            <text:p text:style-name="P133"/>
          </table:covered-table-cell>
          <table:covered-table-cell>
            <text:p text:style-name="P134"/>
          </table:covered-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<text:span text:style-name="T139">−</text:span><text:span text:style-name="T140">12</text:span><text:span text:style-name="T141"> </text:span><text:span text:style-name="T142">V DC power</text:span></text:p>
          </table:table-cell>
          <table:table-cell table:style-name="TableCell143">
            <text:p text:style-name="P144"><text:span text:style-name="T145">−</text:span><text:span text:style-name="T146">12V</text:span></text:p>
          </table:table-cell>
          <table:table-cell table:style-name="TableCell147">
            <text:p text:style-name="P148">B8</text:p>
          </table:table-cell>
          <table:table-cell table:style-name="TableCell149">
            <text:p text:style-name="P150">A8</text:p>
          </table:table-cell>
          <table:table-cell table:style-name="TableCell151">
            <text:p text:style-name="P152">A4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covered-table-cell>
            <text:p text:style-name="P156"/>
          </table:covered-table-cell>
          <table:table-cell table:style-name="TableCell157">
            <text:p text:style-name="P158">Serial transmit</text:p>
          </table:table-cell>
          <table:table-cell table:style-name="TableCell159">
            <text:p text:style-name="P160">TX</text:p>
          </table:table-cell>
          <table:table-cell table:style-name="TableCell161">
            <text:p text:style-name="P162">B9</text:p>
          </table:table-cell>
          <table:table-cell table:style-name="TableCell163">
            <text:p text:style-name="P164">A9</text:p>
          </table:table-cell>
          <table:table-cell table:style-name="TableCell165">
            <text:p text:style-name="P166">A5</text:p>
          </table:table-cell>
          <table:covered-table-cell>
            <text:p text:style-name="P167"/>
          </table:covered-table-cell>
          <table:covered-table-cell>
            <text:p text:style-name="P168"/>
          </table:covered-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Serial receive</text:p>
          </table:table-cell>
          <table:table-cell table:style-name="TableCell173">
            <text:p text:style-name="P174">RX</text:p>
          </table:table-cell>
          <table:table-cell table:style-name="TableCell175">
            <text:p text:style-name="P176">B10</text:p>
          </table:table-cell>
          <table:table-cell table:style-name="TableCell177">
            <text:p text:style-name="P178">A10</text:p>
          </table:table-cell>
          <table:table-cell table:style-name="TableCell179">
            <text:p text:style-name="P180">A6</text:p>
          </table:table-cell>
          <table:covered-table-cell>
            <text:p text:style-name="P181"/>
          </table:covered-table-cell>
          <table:covered-table-cell>
            <text:p text:style-name="P182"/>
          </table:covered-table-cell>
        </table:table-row>
        <table:table-row table:style-name="TableRow183">
          <table:covered-table-cell>
            <text:p text:style-name="P184"/>
          </table:covered-table-cell>
          <table:table-cell table:style-name="TableCell185">
            <text:p text:style-name="P186"><text:span text:style-name="T187">+12</text:span><text:span text:style-name="T188"> </text:span><text:span text:style-name="T189">V DC power</text:span></text:p>
          </table:table-cell>
          <table:table-cell table:style-name="TableCell190">
            <text:p text:style-name="P191">+12V</text:p>
          </table:table-cell>
          <table:table-cell table:style-name="TableCell192">
            <text:p text:style-name="P193">B11</text:p>
          </table:table-cell>
          <table:table-cell table:style-name="TableCell194">
            <text:p text:style-name="P195">A11</text:p>
          </table:table-cell>
          <table:table-cell table:style-name="TableCell196">
            <text:p text:style-name="P197">A7</text:p>
          </table:table-cell>
          <table:covered-table-cell>
            <text:p text:style-name="P198"/>
          </table:covered-table-cell>
          <table:covered-table-cell>
            <text:p text:style-name="P199"/>
          </table:covered-table-cell>
        </table:table-row>
        <table:table-row table:style-name="TableRow200">
          <table:covered-table-cell>
            <text:p text:style-name="P201"/>
          </table:covered-table-cell>
          <table:table-cell table:style-name="TableCell202" table:number-rows-spanned="8">
            <text:p text:style-name="P203">8-bit data bus</text:p>
          </table:table-cell>
          <table:table-cell table:style-name="TableCell204">
            <text:p text:style-name="P205">D0</text:p>
          </table:table-cell>
          <table:table-cell table:style-name="TableCell206">
            <text:p text:style-name="P207">B12</text:p>
          </table:table-cell>
          <table:table-cell table:style-name="TableCell208">
            <text:p text:style-name="P209">A12</text:p>
          </table:table-cell>
          <table:table-cell table:style-name="TableCell210">
            <text:p text:style-name="P211">A8</text:p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</table:table-row>
        <table:table-row table:style-name="TableRow214">
          <table:covered-table-cell>
            <text:p text:style-name="P215"/>
          </table:covered-table-cell>
          <table:covered-table-cell>
            <text:p text:style-name="P216"/>
          </table:covered-table-cell>
          <table:table-cell table:style-name="TableCell217">
            <text:p text:style-name="P218">D1</text:p>
          </table:table-cell>
          <table:table-cell table:style-name="TableCell219">
            <text:p text:style-name="P220">B13</text:p>
          </table:table-cell>
          <table:table-cell table:style-name="TableCell221">
            <text:p text:style-name="P222">A13</text:p>
          </table:table-cell>
          <table:table-cell table:style-name="TableCell223">
            <text:p text:style-name="P224">A9</text:p>
          </table:table-cell>
          <table:covered-table-cell>
            <text:p text:style-name="P225"/>
          </table:covered-table-cell>
          <table:covered-table-cell>
            <text:p text:style-name="P226"/>
          </table:covered-table-cell>
        </table:table-row>
        <table:table-row table:style-name="TableRow227">
          <table:covered-table-cell>
            <text:p text:style-name="P228"/>
          </table:covered-table-cell>
          <table:covered-table-cell>
            <text:p text:style-name="P229"/>
          </table:covered-table-cell>
          <table:table-cell table:style-name="TableCell230">
            <text:p text:style-name="P231">D2</text:p>
          </table:table-cell>
          <table:table-cell table:style-name="TableCell232">
            <text:p text:style-name="P233">B14</text:p>
          </table:table-cell>
          <table:table-cell table:style-name="TableCell234">
            <text:p text:style-name="P235">A14</text:p>
          </table:table-cell>
          <table:table-cell table:style-name="TableCell236">
            <text:p text:style-name="P237">A10</text:p>
          </table:table-cell>
          <table:covered-table-cell>
            <text:p text:style-name="P238"/>
          </table:covered-table-cell>
          <table:covered-table-cell>
            <text:p text:style-name="P239"/>
          </table:covered-table-cell>
        </table:table-row>
        <table:table-row table:style-name="TableRow240">
          <table:covered-table-cell>
            <text:p text:style-name="P241"/>
          </table:covered-table-cell>
          <table:covered-table-cell>
            <text:p text:style-name="P242"/>
          </table:covered-table-cell>
          <table:table-cell table:style-name="TableCell243">
            <text:p text:style-name="P244">D3</text:p>
          </table:table-cell>
          <table:table-cell table:style-name="TableCell245">
            <text:p text:style-name="P246">B15</text:p>
          </table:table-cell>
          <table:table-cell table:style-name="TableCell247">
            <text:p text:style-name="P248">A15</text:p>
          </table:table-cell>
          <table:table-cell table:style-name="TableCell249">
            <text:p text:style-name="P250">A11</text:p>
          </table:table-cell>
          <table:covered-table-cell>
            <text:p text:style-name="P251"/>
          </table:covered-table-cell>
          <table:covered-table-cell>
            <text:p text:style-name="P252"/>
          </table:covered-table-cell>
        </table:table-row>
        <table:table-row table:style-name="TableRow253">
          <table:covered-table-cell>
            <text:p text:style-name="P254"/>
          </table:covered-table-cell>
          <table:covered-table-cell>
            <text:p text:style-name="P255"/>
          </table:covered-table-cell>
          <table:table-cell table:style-name="TableCell256">
            <text:p text:style-name="P257">D4</text:p>
          </table:table-cell>
          <table:table-cell table:style-name="TableCell258">
            <text:p text:style-name="P259">B16</text:p>
          </table:table-cell>
          <table:table-cell table:style-name="TableCell260">
            <text:p text:style-name="P261">A16</text:p>
          </table:table-cell>
          <table:table-cell table:style-name="TableCell262">
            <text:p text:style-name="P263">A12</text:p>
          </table:table-cell>
          <table:covered-table-cell>
            <text:p text:style-name="P264"/>
          </table:covered-table-cell>
          <table:covered-table-cell>
            <text:p text:style-name="P265"/>
          </table:covered-table-cell>
        </table:table-row>
        <table:table-row table:style-name="TableRow266">
          <table:covered-table-cell>
            <text:p text:style-name="P267"/>
          </table:covered-table-cell>
          <table:covered-table-cell>
            <text:p text:style-name="P268"/>
          </table:covered-table-cell>
          <table:table-cell table:style-name="TableCell269">
            <text:p text:style-name="P270">D5</text:p>
          </table:table-cell>
          <table:table-cell table:style-name="TableCell271">
            <text:p text:style-name="P272">B17</text:p>
          </table:table-cell>
          <table:table-cell table:style-name="TableCell273">
            <text:p text:style-name="P274">A17</text:p>
          </table:table-cell>
          <table:table-cell table:style-name="TableCell275">
            <text:p text:style-name="P276">A13</text:p>
          </table:table-cell>
          <table:covered-table-cell>
            <text:p text:style-name="P277"/>
          </table:covered-table-cell>
          <table:covered-table-cell>
            <text:p text:style-name="P278"/>
          </table:covered-table-cell>
        </table:table-row>
        <table:table-row table:style-name="TableRow279">
          <table:covered-table-cell>
            <text:p text:style-name="P280"/>
          </table:covered-table-cell>
          <table:covered-table-cell>
            <text:p text:style-name="P281"/>
          </table:covered-table-cell>
          <table:table-cell table:style-name="TableCell282">
            <text:p text:style-name="P283">D6</text:p>
          </table:table-cell>
          <table:table-cell table:style-name="TableCell284">
            <text:p text:style-name="P285">B18</text:p>
          </table:table-cell>
          <table:table-cell table:style-name="TableCell286">
            <text:p text:style-name="P287">A18</text:p>
          </table:table-cell>
          <table:table-cell table:style-name="TableCell288">
            <text:p text:style-name="P289">A14</text:p>
          </table:table-cell>
          <table:covered-table-cell>
            <text:p text:style-name="P290"/>
          </table:covered-table-cell>
          <table:covered-table-cell>
            <text:p text:style-name="P291"/>
          </table:covered-table-cell>
        </table:table-row>
        <table:table-row table:style-name="TableRow292">
          <table:covered-table-cell>
            <text:p text:style-name="P293"/>
          </table:covered-table-cell>
          <table:covered-table-cell>
            <text:p text:style-name="P294"/>
          </table:covered-table-cell>
          <table:table-cell table:style-name="TableCell295">
            <text:p text:style-name="P296">D7</text:p>
          </table:table-cell>
          <table:table-cell table:style-name="TableCell297">
            <text:p text:style-name="P298">B19</text:p>
          </table:table-cell>
          <table:table-cell table:style-name="TableCell299">
            <text:p text:style-name="P300">A19</text:p>
          </table:table-cell>
          <table:table-cell table:style-name="TableCell301">
            <text:p text:style-name="P302">A15</text:p>
          </table:table-cell>
          <table:covered-table-cell>
            <text:p text:style-name="P303"/>
          </table:covered-table-cell>
          <table:covered-table-cell>
            <text:p text:style-name="P304"/>
          </table:covered-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<text:span text:style-name="T309">+5</text:span><text:span text:style-name="T310"> </text:span><text:span text:style-name="T311">V DC power</text:span></text:p>
          </table:table-cell>
          <table:table-cell table:style-name="TableCell312">
            <text:p text:style-name="P313">+5V</text:p>
          </table:table-cell>
          <table:table-cell table:style-name="TableCell314">
            <text:p text:style-name="P315">B20</text:p>
          </table:table-cell>
          <table:table-cell table:style-name="TableCell316">
            <text:p text:style-name="P317">A20</text:p>
          </table:table-cell>
          <table:table-cell table:style-name="TableCell318">
            <text:p text:style-name="P319">GND</text:p>
          </table:table-cell>
          <table:table-cell table:style-name="TableCell320">
            <text:p text:style-name="P321">Ground</text:p>
          </table:table-cell>
          <table:covered-table-cell>
            <text:p text:style-name="P322"/>
          </table:covered-table-cell>
        </table:table-row>
        <table:table-row table:style-name="TableRow323">
          <table:table-cell table:style-name="TableCell324" table:number-rows-spanned="12">
            <text:p text:style-name="P325">JC-64 (Enhanced)</text:p>
          </table:table-cell>
          <table:table-cell table:style-name="TableCell326">
            <text:p text:style-name="P327"><text:span text:style-name="T328">+12</text:span><text:span text:style-name="T329"> </text:span><text:span text:style-name="T330">V DC power</text:span></text:p>
          </table:table-cell>
          <table:table-cell table:style-name="TableCell331">
            <text:p text:style-name="P332">+12V</text:p>
          </table:table-cell>
          <table:table-cell table:style-name="TableCell333">
            <text:p text:style-name="P334">B21</text:p>
          </table:table-cell>
          <table:table-cell table:style-name="TableCell335">
            <text:p text:style-name="P336">A21</text:p>
          </table:table-cell>
          <table:table-cell table:style-name="TableCell337">
            <text:p text:style-name="P338">GND</text:p>
          </table:table-cell>
          <table:table-cell table:style-name="TableCell339">
            <text:p text:style-name="P340">Ground</text:p>
          </table:table-cell>
          <table:table-cell table:style-name="TableCell341" table:number-rows-spanned="12">
            <text:p text:style-name="P342">JC-64 (Enhanced)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<text:span text:style-name="T347">+3.3</text:span><text:span text:style-name="T348"> </text:span><text:span text:style-name="T349">V DC power</text:span></text:p>
          </table:table-cell>
          <table:table-cell table:style-name="TableCell350">
            <text:p text:style-name="P351">+3.3V</text:p>
          </table:table-cell>
          <table:table-cell table:style-name="TableCell352">
            <text:p text:style-name="P353">B22</text:p>
          </table:table-cell>
          <table:table-cell table:style-name="TableCell354">
            <text:p text:style-name="P355">A22</text:p>
          </table:table-cell>
          <table:table-cell table:style-name="TableCell356">
            <text:p text:style-name="P357">GND</text:p>
          </table:table-cell>
          <table:table-cell table:style-name="TableCell358">
            <text:p text:style-name="P359">Ground</text:p>
          </table:table-cell>
          <table:covered-table-cell>
            <text:p text:style-name="P360"/>
          </table:covered-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Secondary serial transmit</text:p>
          </table:table-cell>
          <table:table-cell table:style-name="TableCell365">
            <text:p text:style-name="P366">TX2</text:p>
          </table:table-cell>
          <table:table-cell table:style-name="TableCell367">
            <text:p text:style-name="P368">B23</text:p>
          </table:table-cell>
          <table:table-cell table:style-name="TableCell369">
            <text:p text:style-name="P370">A23</text:p>
          </table:table-cell>
          <table:table-cell table:style-name="TableCell371">
            <text:p text:style-name="P372">A16</text:p>
          </table:table-cell>
          <table:table-cell table:style-name="TableCell373" table:number-rows-spanned="8">
            <text:p text:style-name="P374">24-bit address bus</text:p>
          </table:table-cell>
          <table:covered-table-cell>
            <text:p text:style-name="P375"/>
          </table:covered-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Secondary serial receive</text:p>
          </table:table-cell>
          <table:table-cell table:style-name="TableCell380">
            <text:p text:style-name="P381">RX2</text:p>
          </table:table-cell>
          <table:table-cell table:style-name="TableCell382">
            <text:p text:style-name="P383">B24</text:p>
          </table:table-cell>
          <table:table-cell table:style-name="TableCell384">
            <text:p text:style-name="P385">A24</text:p>
          </table:table-cell>
          <table:table-cell table:style-name="TableCell386">
            <text:p text:style-name="P387">A17</text:p>
          </table:table-cell>
          <table:covered-table-cell>
            <text:p text:style-name="P388"/>
          </table:covered-table-cell>
          <table:covered-table-cell>
            <text:p text:style-name="P389"/>
          </table:covered-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Non‑maskable interrupt</text:p>
          </table:table-cell>
          <table:table-cell table:style-name="TableCell394">
            <text:p text:style-name="P395">/NMI</text:p>
          </table:table-cell>
          <table:table-cell table:style-name="TableCell396">
            <text:p text:style-name="P397">B25</text:p>
          </table:table-cell>
          <table:table-cell table:style-name="TableCell398">
            <text:p text:style-name="P399">A25</text:p>
          </table:table-cell>
          <table:table-cell table:style-name="TableCell400">
            <text:p text:style-name="P401">A18</text:p>
          </table:table-cell>
          <table:covered-table-cell>
            <text:p text:style-name="P402"/>
          </table:covered-table-cell>
          <table:covered-table-cell>
            <text:p text:style-name="P403"/>
          </table:covered-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CPU wait request</text:p>
          </table:table-cell>
          <table:table-cell table:style-name="TableCell408">
            <text:p text:style-name="P409">/WAIT</text:p>
          </table:table-cell>
          <table:table-cell table:style-name="TableCell410">
            <text:p text:style-name="P411">B26</text:p>
          </table:table-cell>
          <table:table-cell table:style-name="TableCell412">
            <text:p text:style-name="P413">A26</text:p>
          </table:table-cell>
          <table:table-cell table:style-name="TableCell414">
            <text:p text:style-name="P415">A19</text:p>
          </table:table-cell>
          <table:covered-table-cell>
            <text:p text:style-name="P416"/>
          </table:covered-table-cell>
          <table:covered-table-cell>
            <text:p text:style-name="P417"/>
          </table:covered-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CPU halt indicator</text:p>
          </table:table-cell>
          <table:table-cell table:style-name="TableCell422">
            <text:p text:style-name="P423">/HALT</text:p>
          </table:table-cell>
          <table:table-cell table:style-name="TableCell424">
            <text:p text:style-name="P425">B27</text:p>
          </table:table-cell>
          <table:table-cell table:style-name="TableCell426">
            <text:p text:style-name="P427">A27</text:p>
          </table:table-cell>
          <table:table-cell table:style-name="TableCell428">
            <text:p text:style-name="P429">A20</text:p>
          </table:table-cell>
          <table:covered-table-cell>
            <text:p text:style-name="P430"/>
          </table:covered-table-cell>
          <table:covered-table-cell>
            <text:p text:style-name="P431"/>
          </table:covered-table-cell>
        </table:table-row>
        <table:table-row table:style-name="TableRow432">
          <table:covered-table-cell>
            <text:p text:style-name="P433"/>
          </table:covered-table-cell>
          <table:table-cell table:style-name="TableCell434">
            <text:p text:style-name="P435">Bus request</text:p>
          </table:table-cell>
          <table:table-cell table:style-name="TableCell436">
            <text:p text:style-name="P437">/BUSREQ</text:p>
          </table:table-cell>
          <table:table-cell table:style-name="TableCell438">
            <text:p text:style-name="P439">B28</text:p>
          </table:table-cell>
          <table:table-cell table:style-name="TableCell440">
            <text:p text:style-name="P441">A28</text:p>
          </table:table-cell>
          <table:table-cell table:style-name="TableCell442">
            <text:p text:style-name="P443">A21</text:p>
          </table:table-cell>
          <table:covered-table-cell>
            <text:p text:style-name="P444"/>
          </table:covered-table-cell>
          <table:covered-table-cell>
            <text:p text:style-name="P445"/>
          </table:covered-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Bus acknowledge</text:p>
          </table:table-cell>
          <table:table-cell table:style-name="TableCell450">
            <text:p text:style-name="P451">/BUSACK</text:p>
          </table:table-cell>
          <table:table-cell table:style-name="TableCell452">
            <text:p text:style-name="P453">B29</text:p>
          </table:table-cell>
          <table:table-cell table:style-name="TableCell454">
            <text:p text:style-name="P455">A29</text:p>
          </table:table-cell>
          <table:table-cell table:style-name="TableCell456">
            <text:p text:style-name="P457">A22</text:p>
          </table:table-cell>
          <table:covered-table-cell>
            <text:p text:style-name="P458"/>
          </table:covered-table-cell>
          <table:covered-table-cell>
            <text:p text:style-name="P459"/>
          </table:covered-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Secondary clock</text:p>
          </table:table-cell>
          <table:table-cell table:style-name="TableCell464">
            <text:p text:style-name="P465">CLK2</text:p>
          </table:table-cell>
          <table:table-cell table:style-name="TableCell466">
            <text:p text:style-name="P467">B30</text:p>
          </table:table-cell>
          <table:table-cell table:style-name="TableCell468">
            <text:p text:style-name="P469">A30</text:p>
          </table:table-cell>
          <table:table-cell table:style-name="TableCell470">
            <text:p text:style-name="P471">A23</text:p>
          </table:table-cell>
          <table:covered-table-cell>
            <text:p text:style-name="P472"/>
          </table:covered-table-cell>
          <table:covered-table-cell>
            <text:p text:style-name="P473"/>
          </table:covered-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Secondary reset</text:p>
          </table:table-cell>
          <table:table-cell table:style-name="TableCell478">
            <text:p text:style-name="P479">/RESET2</text:p>
          </table:table-cell>
          <table:table-cell table:style-name="TableCell480">
            <text:p text:style-name="P481">B31</text:p>
          </table:table-cell>
          <table:table-cell table:style-name="TableCell482">
            <text:p text:style-name="P483">A31</text:p>
          </table:table-cell>
          <table:table-cell table:style-name="TableCell484">
            <text:p text:style-name="P485">/RFSH</text:p>
          </table:table-cell>
          <table:table-cell table:style-name="TableCell486">
            <text:p text:style-name="P487">Refresh cycle indicator</text:p>
          </table:table-cell>
          <table:covered-table-cell>
            <text:p text:style-name="P488"/>
          </table:covered-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<text:span text:style-name="T493">+5</text:span><text:span text:style-name="T494"> </text:span><text:span text:style-name="T495">V DC power</text:span></text:p>
          </table:table-cell>
          <table:table-cell table:style-name="TableCell496">
            <text:p text:style-name="P497">+5V</text:p>
          </table:table-cell>
          <table:table-cell table:style-name="TableCell498">
            <text:p text:style-name="P499">B32</text:p>
          </table:table-cell>
          <table:table-cell table:style-name="TableCell500">
            <text:p text:style-name="P501">A32</text:p>
          </table:table-cell>
          <table:table-cell table:style-name="TableCell502">
            <text:p text:style-name="P503">GND</text:p>
          </table:table-cell>
          <table:table-cell table:style-name="TableCell504">
            <text:p text:style-name="P505">Ground</text:p>
          </table:table-cell>
          <table:covered-table-cell>
            <text:p text:style-name="P506"/>
          </table:covered-table-cell>
        </table:table-row>
        <table:table-row table:style-name="TableRow507">
          <table:table-cell table:style-name="TableCell508" table:number-rows-spanned="8">
            <text:p text:style-name="P509">JC-80 (Advanced)</text:p>
          </table:table-cell>
          <table:table-cell table:style-name="TableCell510">
            <text:p text:style-name="P511">Trap breakpoint</text:p>
          </table:table-cell>
          <table:table-cell table:style-name="TableCell512">
            <text:p text:style-name="P513">/TRAP</text:p>
          </table:table-cell>
          <table:table-cell table:style-name="TableCell514">
            <text:p text:style-name="P515">B33</text:p>
          </table:table-cell>
          <table:table-cell table:style-name="TableCell516">
            <text:p text:style-name="P517">A33</text:p>
          </table:table-cell>
          <table:table-cell table:style-name="TableCell518">
            <text:p text:style-name="P519">GND</text:p>
          </table:table-cell>
          <table:table-cell table:style-name="TableCell520">
            <text:p text:style-name="P521">Ground</text:p>
          </table:table-cell>
          <table:table-cell table:style-name="TableCell522" table:number-rows-spanned="8">
            <text:p text:style-name="P523">JC-80 (Advanced)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Address latch enable</text:p>
          </table:table-cell>
          <table:table-cell table:style-name="TableCell528">
            <text:p text:style-name="P529">ALE</text:p>
          </table:table-cell>
          <table:table-cell table:style-name="TableCell530">
            <text:p text:style-name="P531">B34</text:p>
          </table:table-cell>
          <table:table-cell table:style-name="TableCell532">
            <text:p text:style-name="P533">A34</text:p>
          </table:table-cell>
          <table:table-cell table:style-name="TableCell534">
            <text:p text:style-name="P535">GND</text:p>
          </table:table-cell>
          <table:table-cell table:style-name="TableCell536">
            <text:p text:style-name="P537">Ground</text:p>
          </table:table-cell>
          <table:covered-table-cell>
            <text:p text:style-name="P538"/>
          </table:covered-table-cell>
        </table:table-row>
        <table:table-row table:style-name="TableRow539">
          <table:covered-table-cell>
            <text:p text:style-name="P540"/>
          </table:covered-table-cell>
          <table:table-cell table:style-name="TableCell541" table:number-rows-spanned="2">
            <text:p text:style-name="P542">Zilog direct memory access</text:p>
          </table:table-cell>
          <table:table-cell table:style-name="TableCell543">
            <text:p text:style-name="P544">/BAI</text:p>
          </table:table-cell>
          <table:table-cell table:style-name="TableCell545">
            <text:p text:style-name="P546">B35</text:p>
          </table:table-cell>
          <table:table-cell table:style-name="TableCell547">
            <text:p text:style-name="P548">A35</text:p>
          </table:table-cell>
          <table:table-cell table:style-name="TableCell549">
            <text:p text:style-name="P550">IEI</text:p>
          </table:table-cell>
          <table:table-cell table:style-name="TableCell551" table:number-rows-spanned="2">
            <text:p text:style-name="P552">Zilog interrupt requests</text:p>
          </table:table-cell>
          <table:covered-table-cell>
            <text:p text:style-name="P553"/>
          </table:covered-table-cell>
        </table:table-row>
        <table:table-row table:style-name="TableRow554">
          <table:covered-table-cell>
            <text:p text:style-name="P555"/>
          </table:covered-table-cell>
          <table:covered-table-cell>
            <text:p text:style-name="P556"/>
          </table:covered-table-cell>
          <table:table-cell table:style-name="TableCell557">
            <text:p text:style-name="P558">/BAO</text:p>
          </table:table-cell>
          <table:table-cell table:style-name="TableCell559">
            <text:p text:style-name="P560">B36</text:p>
          </table:table-cell>
          <table:table-cell table:style-name="TableCell561">
            <text:p text:style-name="P562">A36</text:p>
          </table:table-cell>
          <table:table-cell table:style-name="TableCell563">
            <text:p text:style-name="P564">IEO</text:p>
          </table:table-cell>
          <table:covered-table-cell>
            <text:p text:style-name="P565"/>
          </table:covered-table-cell>
          <table:covered-table-cell>
            <text:p text:style-name="P566"/>
          </table:covered-table-cell>
        </table:table-row>
        <table:table-row table:style-name="TableRow567">
          <table:covered-table-cell>
            <text:p text:style-name="P568"/>
          </table:covered-table-cell>
          <table:table-cell table:style-name="TableCell569" table:number-rows-spanned="4">
            <text:p text:style-name="P570"><text:span text:style-name="T571">Direct memory access</text:span></text:p>
          </table:table-cell>
          <table:table-cell table:style-name="TableCell572">
            <text:p text:style-name="P573">/DREQ0</text:p>
          </table:table-cell>
          <table:table-cell table:style-name="TableCell574">
            <text:p text:style-name="P575">B37</text:p>
          </table:table-cell>
          <table:table-cell table:style-name="TableCell576">
            <text:p text:style-name="P577">A37</text:p>
          </table:table-cell>
          <table:table-cell table:style-name="TableCell578">
            <text:p text:style-name="P579">/IRQ0</text:p>
          </table:table-cell>
          <table:table-cell table:style-name="TableCell580" table:number-rows-spanned="4">
            <text:p text:style-name="P581">Interrupt requests</text:p>
          </table:table-cell>
          <table:covered-table-cell>
            <text:p text:style-name="P582"/>
          </table:covered-table-cell>
        </table:table-row>
        <table:table-row table:style-name="TableRow583">
          <table:covered-table-cell>
            <text:p text:style-name="P584"/>
          </table:covered-table-cell>
          <table:covered-table-cell>
            <text:p text:style-name="P585"/>
          </table:covered-table-cell>
          <table:table-cell table:style-name="TableCell586">
            <text:p text:style-name="P587">/DACK0</text:p>
          </table:table-cell>
          <table:table-cell table:style-name="TableCell588">
            <text:p text:style-name="P589">B38</text:p>
          </table:table-cell>
          <table:table-cell table:style-name="TableCell590">
            <text:p text:style-name="P591">A38</text:p>
          </table:table-cell>
          <table:table-cell table:style-name="TableCell592">
            <text:p text:style-name="P593">/IRQ1</text:p>
          </table:table-cell>
          <table:covered-table-cell>
            <text:p text:style-name="P594"/>
          </table:covered-table-cell>
          <table:covered-table-cell>
            <text:p text:style-name="P595"/>
          </table:covered-table-cell>
        </table:table-row>
        <table:table-row table:style-name="TableRow596">
          <table:covered-table-cell>
            <text:p text:style-name="P597"/>
          </table:covered-table-cell>
          <table:covered-table-cell>
            <text:p text:style-name="P598"/>
          </table:covered-table-cell>
          <table:table-cell table:style-name="TableCell599">
            <text:p text:style-name="P600">/DREQ1</text:p>
          </table:table-cell>
          <table:table-cell table:style-name="TableCell601">
            <text:p text:style-name="P602">B39</text:p>
          </table:table-cell>
          <table:table-cell table:style-name="TableCell603">
            <text:p text:style-name="P604">A39</text:p>
          </table:table-cell>
          <table:table-cell table:style-name="TableCell605">
            <text:p text:style-name="P606">/IRQ2</text:p>
          </table:table-cell>
          <table:covered-table-cell>
            <text:p text:style-name="P607"/>
          </table:covered-table-cell>
          <table:covered-table-cell>
            <text:p text:style-name="P608"/>
          </table:covered-table-cell>
        </table:table-row>
        <table:table-row table:style-name="TableRow609">
          <table:covered-table-cell>
            <text:p text:style-name="P610"/>
          </table:covered-table-cell>
          <table:covered-table-cell>
            <text:p text:style-name="P611"/>
          </table:covered-table-cell>
          <table:table-cell table:style-name="TableCell612">
            <text:p text:style-name="P613">/DACK1</text:p>
          </table:table-cell>
          <table:table-cell table:style-name="TableCell614">
            <text:p text:style-name="P615">B40</text:p>
          </table:table-cell>
          <table:table-cell table:style-name="TableCell616">
            <text:p text:style-name="P617">A40</text:p>
          </table:table-cell>
          <table:table-cell table:style-name="TableCell618">
            <text:p text:style-name="P619">/IRQ3</text:p>
          </table:table-cell>
          <table:covered-table-cell>
            <text:p text:style-name="P620"/>
          </table:covered-table-cell>
          <table:covered-table-cell>
            <text:p text:style-name="P621"/>
          </table:covered-table-cell>
        </table:table-row>
        <table:table-row table:style-name="TableRow622">
          <table:table-cell table:style-name="TableCell623" table:number-rows-spanned="10">
            <text:p text:style-name="P624">JC-100 (Ultimate)</text:p>
          </table:table-cell>
          <table:table-cell table:style-name="TableCell625" table:number-rows-spanned="4">
            <text:p text:style-name="P626">Direct memory access</text:p>
          </table:table-cell>
          <table:table-cell table:style-name="TableCell627">
            <text:p text:style-name="P628">/DREQ2</text:p>
          </table:table-cell>
          <table:table-cell table:style-name="TableCell629">
            <text:p text:style-name="P630">B41</text:p>
          </table:table-cell>
          <table:table-cell table:style-name="TableCell631">
            <text:p text:style-name="P632">A41</text:p>
          </table:table-cell>
          <table:table-cell table:style-name="TableCell633">
            <text:p text:style-name="P634">/IRQ4</text:p>
          </table:table-cell>
          <table:table-cell table:style-name="TableCell635" table:number-rows-spanned="4">
            <text:p text:style-name="P636">Interrupt requests</text:p>
          </table:table-cell>
          <table:table-cell table:style-name="TableCell637" table:number-rows-spanned="10">
            <text:p text:style-name="P638">JC-100 (Ultimate)</text:p>
          </table:table-cell>
        </table:table-row>
        <table:table-row table:style-name="TableRow639">
          <table:covered-table-cell>
            <text:p text:style-name="P640"/>
          </table:covered-table-cell>
          <table:covered-table-cell>
            <text:p text:style-name="P641"/>
          </table:covered-table-cell>
          <table:table-cell table:style-name="TableCell642">
            <text:p text:style-name="P643">/DACK2</text:p>
          </table:table-cell>
          <table:table-cell table:style-name="TableCell644">
            <text:p text:style-name="P645">B42</text:p>
          </table:table-cell>
          <table:table-cell table:style-name="TableCell646">
            <text:p text:style-name="P647">A42</text:p>
          </table:table-cell>
          <table:table-cell table:style-name="TableCell648">
            <text:p text:style-name="P649">/IRQ5</text:p>
          </table:table-cell>
          <table:covered-table-cell>
            <text:p text:style-name="P650"/>
          </table:covered-table-cell>
          <table:covered-table-cell>
            <text:p text:style-name="P651"/>
          </table:covered-table-cell>
        </table:table-row>
        <table:table-row table:style-name="TableRow652">
          <table:covered-table-cell>
            <text:p text:style-name="P653"/>
          </table:covered-table-cell>
          <table:covered-table-cell>
            <text:p text:style-name="P654"/>
          </table:covered-table-cell>
          <table:table-cell table:style-name="TableCell655">
            <text:p text:style-name="P656">/DREQ3</text:p>
          </table:table-cell>
          <table:table-cell table:style-name="TableCell657">
            <text:p text:style-name="P658">B43</text:p>
          </table:table-cell>
          <table:table-cell table:style-name="TableCell659">
            <text:p text:style-name="P660">A43</text:p>
          </table:table-cell>
          <table:table-cell table:style-name="TableCell661">
            <text:p text:style-name="P662">/IRQ6</text:p>
          </table:table-cell>
          <table:covered-table-cell>
            <text:p text:style-name="P663"/>
          </table:covered-table-cell>
          <table:covered-table-cell>
            <text:p text:style-name="P664"/>
          </table:covered-table-cell>
        </table:table-row>
        <table:table-row table:style-name="TableRow665">
          <table:covered-table-cell>
            <text:p text:style-name="P666"/>
          </table:covered-table-cell>
          <table:covered-table-cell>
            <text:p text:style-name="P667"/>
          </table:covered-table-cell>
          <table:table-cell table:style-name="TableCell668">
            <text:p text:style-name="P669">/DACK3</text:p>
          </table:table-cell>
          <table:table-cell table:style-name="TableCell670">
            <text:p text:style-name="P671">B44</text:p>
          </table:table-cell>
          <table:table-cell table:style-name="TableCell672">
            <text:p text:style-name="P673">A44</text:p>
          </table:table-cell>
          <table:table-cell table:style-name="TableCell674">
            <text:p text:style-name="P675">/IRQ7</text:p>
          </table:table-cell>
          <table:covered-table-cell>
            <text:p text:style-name="P676"/>
          </table:covered-table-cell>
          <table:covered-table-cell>
            <text:p text:style-name="P677"/>
          </table:covered-table-cell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(Unassigned)</text:p>
          </table:table-cell>
          <table:table-cell table:style-name="TableCell682">
            <text:p text:style-name="P683">(NC)</text:p>
          </table:table-cell>
          <table:table-cell table:style-name="TableCell684">
            <text:p text:style-name="P685">B45</text:p>
          </table:table-cell>
          <table:table-cell table:style-name="TableCell686">
            <text:p text:style-name="P687">A45</text:p>
          </table:table-cell>
          <table:table-cell table:style-name="TableCell688">
            <text:p text:style-name="P689">(NC)</text:p>
          </table:table-cell>
          <table:table-cell table:style-name="TableCell690">
            <text:p text:style-name="P691">(Unassigned)</text:p>
          </table:table-cell>
          <table:covered-table-cell>
            <text:p text:style-name="P692"/>
          </table:covered-table-cell>
        </table:table-row>
        <table:table-row table:style-name="TableRow693">
          <table:covered-table-cell>
            <text:p text:style-name="P694"/>
          </table:covered-table-cell>
          <table:table-cell table:style-name="TableCell695">
            <text:p text:style-name="P696">(Unassigned)</text:p>
          </table:table-cell>
          <table:table-cell table:style-name="TableCell697">
            <text:p text:style-name="P698">(NC)</text:p>
          </table:table-cell>
          <table:table-cell table:style-name="TableCell699">
            <text:p text:style-name="P700">B46</text:p>
          </table:table-cell>
          <table:table-cell table:style-name="TableCell701">
            <text:p text:style-name="P702">A46</text:p>
          </table:table-cell>
          <table:table-cell table:style-name="TableCell703">
            <text:p text:style-name="P704">(NC)</text:p>
          </table:table-cell>
          <table:table-cell table:style-name="TableCell705">
            <text:p text:style-name="P706">(Unassigned)</text:p>
          </table:table-cell>
          <table:covered-table-cell>
            <text:p text:style-name="P707"/>
          </table:covered-table-cell>
        </table:table-row>
        <table:table-row table:style-name="TableRow708">
          <table:covered-table-cell>
            <text:p text:style-name="P709"/>
          </table:covered-table-cell>
          <table:table-cell table:style-name="TableCell710">
            <text:p text:style-name="P711">Bus lock</text:p>
          </table:table-cell>
          <table:table-cell table:style-name="TableCell712">
            <text:p text:style-name="P713">/LOCK</text:p>
          </table:table-cell>
          <table:table-cell table:style-name="TableCell714">
            <text:p text:style-name="P715">B47</text:p>
          </table:table-cell>
          <table:table-cell table:style-name="TableCell716">
            <text:p text:style-name="P717">A47</text:p>
          </table:table-cell>
          <table:table-cell table:style-name="TableCell718">
            <text:p text:style-name="P719">VMA</text:p>
          </table:table-cell>
          <table:table-cell table:style-name="TableCell720">
            <text:p text:style-name="P721">Valid memory address</text:p>
          </table:table-cell>
          <table:covered-table-cell>
            <text:p text:style-name="P722"/>
          </table:covered-table-cell>
        </table:table-row>
        <table:table-row table:style-name="TableRow723">
          <table:covered-table-cell>
            <text:p text:style-name="P724"/>
          </table:covered-table-cell>
          <table:table-cell table:style-name="TableCell725">
            <text:p text:style-name="P726">Program store enable</text:p>
          </table:table-cell>
          <table:table-cell table:style-name="TableCell727">
            <text:p text:style-name="P728">/PSEN</text:p>
          </table:table-cell>
          <table:table-cell table:style-name="TableCell729">
            <text:p text:style-name="P730">B48</text:p>
          </table:table-cell>
          <table:table-cell table:style-name="TableCell731">
            <text:p text:style-name="P732">A48</text:p>
          </table:table-cell>
          <table:table-cell table:style-name="TableCell733">
            <text:p text:style-name="P734">/FIRQ</text:p>
          </table:table-cell>
          <table:table-cell table:style-name="TableCell735">
            <text:p text:style-name="P736">Fast interrupt request</text:p>
          </table:table-cell>
          <table:covered-table-cell>
            <text:p text:style-name="P737"/>
          </table:covered-table-cell>
        </table:table-row>
        <table:table-row table:style-name="TableRow738">
          <table:covered-table-cell>
            <text:p text:style-name="P739"/>
          </table:covered-table-cell>
          <table:table-cell table:style-name="TableCell740">
            <text:p text:style-name="P741"><text:span text:style-name="T742">+12</text:span><text:span text:style-name="T743"> </text:span><text:span text:style-name="T744">V DC power</text:span></text:p>
          </table:table-cell>
          <table:table-cell table:style-name="TableCell745">
            <text:p text:style-name="P746">+12V</text:p>
          </table:table-cell>
          <table:table-cell table:style-name="TableCell747">
            <text:p text:style-name="P748">B49</text:p>
          </table:table-cell>
          <table:table-cell table:style-name="TableCell749">
            <text:p text:style-name="P750">A49</text:p>
          </table:table-cell>
          <table:table-cell table:style-name="TableCell751">
            <text:p text:style-name="P752">GND</text:p>
          </table:table-cell>
          <table:table-cell table:style-name="TableCell753">
            <text:p text:style-name="P754">Ground</text:p>
          </table:table-cell>
          <table:covered-table-cell>
            <text:p text:style-name="P755"/>
          </table:covered-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<text:span text:style-name="T760">+5</text:span><text:span text:style-name="T761"> </text:span><text:span text:style-name="T762">V DC power</text:span></text:p>
          </table:table-cell>
          <table:table-cell table:style-name="TableCell763">
            <text:p text:style-name="P764">+5V</text:p>
          </table:table-cell>
          <table:table-cell table:style-name="TableCell765">
            <text:p text:style-name="P766">B50</text:p>
          </table:table-cell>
          <table:table-cell table:style-name="TableCell767">
            <text:p text:style-name="P768">A50</text:p>
          </table:table-cell>
          <table:table-cell table:style-name="TableCell769">
            <text:p text:style-name="P770">GND</text:p>
          </table:table-cell>
          <table:table-cell table:style-name="TableCell771">
            <text:p text:style-name="P772">Ground</text:p>
          </table:table-cell>
          <table:covered-table-cell>
            <text:p text:style-name="P773"/>
          </table:covered-table-cell>
        </table:table-row>
        <table:table-row table:style-name="TableRow774">
          <table:table-cell table:style-name="TableCell775" table:number-rows-spanned="10">
            <text:p text:style-name="P776">JC-120 (eXtended)</text:p>
          </table:table-cell>
          <table:table-cell table:style-name="TableCell777" table:number-rows-spanned="8">
            <text:p text:style-name="P778">16-bit data bus</text:p>
          </table:table-cell>
          <table:table-cell table:style-name="TableCell779">
            <text:p text:style-name="P780">D8</text:p>
          </table:table-cell>
          <table:table-cell table:style-name="TableCell781">
            <text:p text:style-name="P782">B51</text:p>
          </table:table-cell>
          <table:table-cell table:style-name="TableCell783">
            <text:p text:style-name="P784">A51</text:p>
          </table:table-cell>
          <table:table-cell table:style-name="TableCell785">
            <text:p text:style-name="P786">A24</text:p>
          </table:table-cell>
          <table:table-cell table:style-name="TableCell787" table:number-rows-spanned="8">
            <text:p text:style-name="P788">32-bit address bus</text:p>
          </table:table-cell>
          <table:table-cell table:style-name="TableCell789" table:number-rows-spanned="10">
            <text:p text:style-name="P790">JC-120 (eXtended)</text:p>
          </table:table-cell>
        </table:table-row>
        <table:table-row table:style-name="TableRow791">
          <table:covered-table-cell>
            <text:p text:style-name="P792"/>
          </table:covered-table-cell>
          <table:covered-table-cell>
            <text:p text:style-name="P793"/>
          </table:covered-table-cell>
          <table:table-cell table:style-name="TableCell794">
            <text:p text:style-name="P795">D9</text:p>
          </table:table-cell>
          <table:table-cell table:style-name="TableCell796">
            <text:p text:style-name="P797">B52</text:p>
          </table:table-cell>
          <table:table-cell table:style-name="TableCell798">
            <text:p text:style-name="P799">A52</text:p>
          </table:table-cell>
          <table:table-cell table:style-name="TableCell800">
            <text:p text:style-name="P801">A25</text:p>
          </table:table-cell>
          <table:covered-table-cell>
            <text:p text:style-name="P802"/>
          </table:covered-table-cell>
          <table:covered-table-cell>
            <text:p text:style-name="P803"/>
          </table:covered-table-cell>
        </table:table-row>
        <table:table-row table:style-name="TableRow804">
          <table:covered-table-cell>
            <text:p text:style-name="P805"/>
          </table:covered-table-cell>
          <table:covered-table-cell>
            <text:p text:style-name="P806"/>
          </table:covered-table-cell>
          <table:table-cell table:style-name="TableCell807">
            <text:p text:style-name="P808">D10</text:p>
          </table:table-cell>
          <table:table-cell table:style-name="TableCell809">
            <text:p text:style-name="P810">B53</text:p>
          </table:table-cell>
          <table:table-cell table:style-name="TableCell811">
            <text:p text:style-name="P812">A53</text:p>
          </table:table-cell>
          <table:table-cell table:style-name="TableCell813">
            <text:p text:style-name="P814">A26</text:p>
          </table:table-cell>
          <table:covered-table-cell>
            <text:p text:style-name="P815"/>
          </table:covered-table-cell>
          <table:covered-table-cell>
            <text:p text:style-name="P816"/>
          </table:covered-table-cell>
        </table:table-row>
        <table:table-row table:style-name="TableRow817">
          <table:covered-table-cell>
            <text:p text:style-name="P818"/>
          </table:covered-table-cell>
          <table:covered-table-cell>
            <text:p text:style-name="P819"/>
          </table:covered-table-cell>
          <table:table-cell table:style-name="TableCell820">
            <text:p text:style-name="P821">D11</text:p>
          </table:table-cell>
          <table:table-cell table:style-name="TableCell822">
            <text:p text:style-name="P823">B54</text:p>
          </table:table-cell>
          <table:table-cell table:style-name="TableCell824">
            <text:p text:style-name="P825">A54</text:p>
          </table:table-cell>
          <table:table-cell table:style-name="TableCell826">
            <text:p text:style-name="P827">A27</text:p>
          </table:table-cell>
          <table:covered-table-cell>
            <text:p text:style-name="P828"/>
          </table:covered-table-cell>
          <table:covered-table-cell>
            <text:p text:style-name="P829"/>
          </table:covered-table-cell>
        </table:table-row>
        <table:table-row table:style-name="TableRow830">
          <table:covered-table-cell>
            <text:p text:style-name="P831"/>
          </table:covered-table-cell>
          <table:covered-table-cell>
            <text:p text:style-name="P832"/>
          </table:covered-table-cell>
          <table:table-cell table:style-name="TableCell833">
            <text:p text:style-name="P834">D12</text:p>
          </table:table-cell>
          <table:table-cell table:style-name="TableCell835">
            <text:p text:style-name="P836">B55</text:p>
          </table:table-cell>
          <table:table-cell table:style-name="TableCell837">
            <text:p text:style-name="P838">A55</text:p>
          </table:table-cell>
          <table:table-cell table:style-name="TableCell839">
            <text:p text:style-name="P840">A28</text:p>
          </table:table-cell>
          <table:covered-table-cell>
            <text:p text:style-name="P841"/>
          </table:covered-table-cell>
          <table:covered-table-cell>
            <text:p text:style-name="P842"/>
          </table:covered-table-cell>
        </table:table-row>
        <table:table-row table:style-name="TableRow843">
          <table:covered-table-cell>
            <text:p text:style-name="P844"/>
          </table:covered-table-cell>
          <table:covered-table-cell>
            <text:p text:style-name="P845"/>
          </table:covered-table-cell>
          <table:table-cell table:style-name="TableCell846">
            <text:p text:style-name="P847">D13</text:p>
          </table:table-cell>
          <table:table-cell table:style-name="TableCell848">
            <text:p text:style-name="P849">B56</text:p>
          </table:table-cell>
          <table:table-cell table:style-name="TableCell850">
            <text:p text:style-name="P851">A56</text:p>
          </table:table-cell>
          <table:table-cell table:style-name="TableCell852">
            <text:p text:style-name="P853">A29</text:p>
          </table:table-cell>
          <table:covered-table-cell>
            <text:p text:style-name="P854"/>
          </table:covered-table-cell>
          <table:covered-table-cell>
            <text:p text:style-name="P855"/>
          </table:covered-table-cell>
        </table:table-row>
        <table:table-row table:style-name="TableRow856">
          <table:covered-table-cell>
            <text:p text:style-name="P857"/>
          </table:covered-table-cell>
          <table:covered-table-cell>
            <text:p text:style-name="P858"/>
          </table:covered-table-cell>
          <table:table-cell table:style-name="TableCell859">
            <text:p text:style-name="P860">D14</text:p>
          </table:table-cell>
          <table:table-cell table:style-name="TableCell861">
            <text:p text:style-name="P862">B57</text:p>
          </table:table-cell>
          <table:table-cell table:style-name="TableCell863">
            <text:p text:style-name="P864">A57</text:p>
          </table:table-cell>
          <table:table-cell table:style-name="TableCell865">
            <text:p text:style-name="P866">A30</text:p>
          </table:table-cell>
          <table:covered-table-cell>
            <text:p text:style-name="P867"/>
          </table:covered-table-cell>
          <table:covered-table-cell>
            <text:p text:style-name="P868"/>
          </table:covered-table-cell>
        </table:table-row>
        <table:table-row table:style-name="TableRow869">
          <table:covered-table-cell>
            <text:p text:style-name="P870"/>
          </table:covered-table-cell>
          <table:covered-table-cell>
            <text:p text:style-name="P871"/>
          </table:covered-table-cell>
          <table:table-cell table:style-name="TableCell872">
            <text:p text:style-name="P873">D15</text:p>
          </table:table-cell>
          <table:table-cell table:style-name="TableCell874">
            <text:p text:style-name="P875">B58</text:p>
          </table:table-cell>
          <table:table-cell table:style-name="TableCell876">
            <text:p text:style-name="P877">A58</text:p>
          </table:table-cell>
          <table:table-cell table:style-name="TableCell878">
            <text:p text:style-name="P879">A31</text:p>
          </table:table-cell>
          <table:covered-table-cell>
            <text:p text:style-name="P880"/>
          </table:covered-table-cell>
          <table:covered-table-cell>
            <text:p text:style-name="P881"/>
          </table:covered-table-cell>
        </table:table-row>
        <table:table-row table:style-name="TableRow882">
          <table:covered-table-cell>
            <text:p text:style-name="P883"/>
          </table:covered-table-cell>
          <table:table-cell table:style-name="TableCell884">
            <text:p text:style-name="P885"><text:span text:style-name="T886">+</text:span><text:span text:style-name="T887">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p text:style-name="P9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05T11:21:00Z</dc:date>
    <meta:print-date>2025-08-05T11:11:00Z</meta:print-date>
    <meta:template xlink:href="Normal.dotm" xlink:type="simple"/>
    <meta:editing-cycles>36</meta:editing-cycles>
    <meta:editing-duration>PT94620S</meta:editing-duration>
    <meta:document-statistic meta:page-count="2" meta:paragraph-count="4" meta:word-count="366" meta:character-count="2449" meta:row-count="17" meta:non-whitespace-character-count="2087"/>
  </office:meta>
</office:document-meta>
</file>